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9b466" officeooo:paragraph-rsid="0009b46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9b466" officeooo:paragraph-rsid="000a3c2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paragraph-rsid="000cf20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paragraph-rsid="000dd8c6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a3c21" officeooo:paragraph-rsid="000a3c21" style:font-size-asian="14pt" style:font-size-complex="14pt"/>
    </style:style>
    <style:style style:name="P9" style:family="paragraph" style:parent-style-name="Standard">
      <style:paragraph-properties fo:line-height="100%"/>
      <style:text-properties style:font-name="Ubuntu" fo:font-size="14pt" officeooo:rsid="000a3c21" officeooo:paragraph-rsid="000a3c2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cf207" officeooo:paragraph-rsid="000cf207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cf207" officeooo:paragraph-rsid="000dd8c6" style:font-size-asian="14pt" style:font-size-complex="14pt"/>
    </style:style>
    <style:style style:name="P12" style:family="paragraph" style:parent-style-name="Standard">
      <style:paragraph-properties fo:line-height="100%"/>
      <style:text-properties style:font-name="Ubuntu" fo:font-size="14pt" officeooo:rsid="000cf207" officeooo:paragraph-rsid="000cf207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dd8c6" officeooo:paragraph-rsid="000dd8c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dd8c6" officeooo:paragraph-rsid="001029b0" style:font-size-asian="14pt" style:font-size-complex="14pt"/>
    </style:style>
    <style:style style:name="T1" style:family="text">
      <style:text-properties officeooo:rsid="0009b466"/>
    </style:style>
    <style:style style:name="T2" style:family="text">
      <style:text-properties officeooo:rsid="000cf207"/>
    </style:style>
    <style:style style:name="T3" style:family="text">
      <style:text-properties officeooo:rsid="000dd8c6"/>
    </style:style>
    <style:style style:name="T4" style:family="text">
      <style:text-properties officeooo:rsid="000ecb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ções Anonimas</text:h>
      <text:p text:style-name="P3">São funções que não possuem um nome, são chamadas em tempo de execução, ou seja, ela só é criada no momento da execução. Em geral funções anonimas funcionam como qualquer função padrão, apenas é adicionado a elas algumas caracteristicas.</text:p>
      <text:p text:style-name="P3">_____________________________________________________________________</text:p>
      <text:h text:style-name="P2" text:outline-level="2">Como Declarar</text:h>
      <text:p text:style-name="P8">Para declarar uma função anonima é necessario tirar o nome:</text:p>
      <text:p text:style-name="P9">function ( <text:s/>) { <text:s/>}</text:p>
      <text:p text:style-name="P8"/>
      <text:p text:style-name="P8">Ainda sim é necessario associar uma função a algo, no caso das funções anonimas é associada a uma variavel (var, let ou const):</text:p>
      <text:p text:style-name="P9">let função = function ( <text:s/>) { <text:s/>}</text:p>
      <text:p text:style-name="P8"/>
      <text:p text:style-name="P8">A chamada da função é feita usando o nome da variavel a qual a função esta atribuida, depois é passado parênteses e parametros como em uma função padrão:</text:p>
      <text:p text:style-name="P9">função(parametros)</text:p>
      <text:p text:style-name="P8"/>
      <text:p text:style-name="P8">Ex:</text:p>
      <text:p text:style-name="P8">let soma = function (n1, n2) { return n1 + n2 }</text:p>
      <text:p text:style-name="P8">console.log(soma(2, 2))</text:p>
      <text:p text:style-name="P8">Saida:</text:p>
      <text:p text:style-name="P8">4</text:p>
      <text:p text:style-name="P4">_____________________________________________________________________</text:p>
      <text:h text:style-name="P2" text:outline-level="2">Função Construtor <text:span text:style-name="T3">Anonima</text:span></text:h>
      <text:p text:style-name="P6"><text:span text:style-name="T2">Quando se fala de construtor ou de classe é necessario que o operador new esteja na conversa, ou seja, quando é utilizado um construtor em uma </text:span><text:soft-page-break/><text:span text:style-name="T2">função anonima o new precisa estar junto, fazendo isso será possível mudar a construção da função. Uma função construtor serve apenas para funções simples.</text:span></text:p>
      <text:p text:style-name="P6"/>
      <text:p text:style-name="P10">Para declarar uma função construtor é necessario declarar uma variavel que irá receber uma new Function <text:span text:style-name="T3">(com o F maiusculo)</text:span>:</text:p>
      <text:p text:style-name="P12">let função = new Function( <text:s/>)</text:p>
      <text:p text:style-name="P10"/>
      <text:p text:style-name="P13">Depois os parametros serão passados entre aspas:</text:p>
      <text:p text:style-name="P11">let função = new Function(“<text:span text:style-name="T3">parametros”</text:span>)</text:p>
      <text:p text:style-name="P11"/>
      <text:p text:style-name="P14">O <text:span text:style-name="T4">ultimo parametro será sempre o corpo da função, ficará</text:span> dentro dos parênteses e aspas:<text:line-break/><text:span text:style-name="T2">let função = new Function(“</text:span>parametros”, “return resultado”<text:span text:style-name="T2">)</text:span></text:p>
      <text:p text:style-name="P14"/>
      <text:p text:style-name="P13">Ex:</text:p>
      <text:p text:style-name="P13">let soma = new Function(“n1”, “n2”, “return n1 + n2”)</text:p>
      <text:p text:style-name="P13">console.log(soma(2, 2))</text:p>
      <text:p text:style-name="P13">Saida:</text:p>
      <text:p text:style-name="P13">4</text:p>
      <text:p text:style-name="P7"><text:span text:style-name="T1">_____________________________________________________________________</text:span></text:p>
      <text:p text:style-name="P7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7:44:39.597672276</meta:creation-date>
    <dc:date>2022-10-08T10:19:36.065266581</dc:date>
    <meta:editing-duration>PT2M1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29" meta:word-count="266" meta:character-count="1755" meta:non-whitespace-character-count="1513"/>
  </office:meta>
</office:document-meta>
</file>